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02" table:style-name="ta1" table:print="false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 office:value-type="string">
            <text:p>Day</text:p>
          </table:table-cell>
          <table:table-cell office:value-type="string">
            <text:p>sh.zt</text:p>
          </table:table-cell>
          <table:table-cell office:value-type="string">
            <text:p>sh.dt</text:p>
          </table:table-cell>
          <table:table-cell office:value-type="string">
            <text:p>sh.z</text:p>
          </table:table-cell>
          <table:table-cell office:value-type="string">
            <text:p>sh.d</text:p>
          </table:table-cell>
          <table:table-cell office:value-type="string">
            <text:p>sh.change</text:p>
          </table:table-cell>
          <table:table-cell office:value-type="string">
            <text:p>sh.vol</text:p>
          </table:table-cell>
          <table:table-cell office:value-type="string">
            <text:p>sz.zt</text:p>
          </table:table-cell>
          <table:table-cell office:value-type="string">
            <text:p>sz.dt</text:p>
          </table:table-cell>
          <table:table-cell office:value-type="string">
            <text:p>sz.z</text:p>
          </table:table-cell>
          <table:table-cell office:value-type="string">
            <text:p>sz.d</text:p>
          </table:table-cell>
          <table:table-cell office:value-type="string">
            <text:p>sz.change</text:p>
          </table:table-cell>
          <table:table-cell office:value-type="string">
            <text:p>sz.vol</text:p>
          </table:table-cell>
          <table:table-cell table:number-columns-repeated="101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500">
            <text:p>500</text:p>
          </table:table-cell>
          <table:table-cell office:value-type="float" office:value="-0.28">
            <text:p>-0.28</text:p>
          </table:table-cell>
          <table:table-cell office:value-type="float" office:value="1227.41">
            <text:p>1227.4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491">
            <text:p>491</text:p>
          </table:table-cell>
          <table:table-cell office:value-type="float" office:value="-0.46">
            <text:p>-0.46</text:p>
          </table:table-cell>
          <table:table-cell office:value-type="float" office:value="911.47">
            <text:p>911.47</text:p>
          </table:table-cell>
          <table:table-cell table:number-columns-repeated="1011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</table:table>
      <table:table table:name="03" table:style-name="ta1" table:print="false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1010" table:default-cell-style-name="Default"/>
        <table:table-row table:style-name="ro1">
          <table:table-cell office:value-type="string">
            <text:p>Day</text:p>
          </table:table-cell>
          <table:table-cell office:value-type="string">
            <text:p>sh.zt</text:p>
          </table:table-cell>
          <table:table-cell office:value-type="string">
            <text:p>sh.dt</text:p>
          </table:table-cell>
          <table:table-cell office:value-type="string">
            <text:p>sh.z</text:p>
          </table:table-cell>
          <table:table-cell office:value-type="string">
            <text:p>sh.d</text:p>
          </table:table-cell>
          <table:table-cell office:value-type="string">
            <text:p>sh.change</text:p>
          </table:table-cell>
          <table:table-cell office:value-type="string">
            <text:p>sh.vol</text:p>
          </table:table-cell>
          <table:table-cell office:value-type="string">
            <text:p>sz.zt</text:p>
          </table:table-cell>
          <table:table-cell office:value-type="string">
            <text:p>sz.dt</text:p>
          </table:table-cell>
          <table:table-cell office:value-type="string">
            <text:p>sz.z</text:p>
          </table:table-cell>
          <table:table-cell office:value-type="string">
            <text:p>sz.d</text:p>
          </table:table-cell>
          <table:table-cell office:value-type="string">
            <text:p>sz.change</text:p>
          </table:table-cell>
          <table:table-cell office:value-type="string">
            <text:p>sz.vol</text:p>
          </table:table-cell>
          <table:table-cell office:value-type="string">
            <text:p>asset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38">
            <text:p>738</text:p>
          </table:table-cell>
          <table:table-cell office:value-type="float" office:value="150">
            <text:p>150</text:p>
          </table:table-cell>
          <table:table-cell office:value-type="float" office:value="1.18">
            <text:p>1.18</text:p>
          </table:table-cell>
          <table:table-cell office:value-type="float" office:value="1313.02">
            <text:p>1313.0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office:value-type="float" office:value="166">
            <text:p>166</text:p>
          </table:table-cell>
          <table:table-cell office:value-type="float" office:value="1.22">
            <text:p>1.22</text:p>
          </table:table-cell>
          <table:table-cell office:value-type="float" office:value="962.64">
            <text:p>962.64</text:p>
          </table:table-cell>
          <table:table-cell office:value-type="float" office:value="19720">
            <text:p>19720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541">
            <text:p>541</text:p>
          </table:table-cell>
          <table:table-cell office:value-type="float" office:value="-0.48">
            <text:p>-0.48</text:p>
          </table:table-cell>
          <table:table-cell office:value-type="float" office:value="1259.6">
            <text:p>1259.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484">
            <text:p>484</text:p>
          </table:table-cell>
          <table:table-cell office:value-type="float" office:value="-0.31">
            <text:p>-0.31</text:p>
          </table:table-cell>
          <table:table-cell office:value-type="float" office:value="985.95">
            <text:p>985.95</text:p>
          </table:table-cell>
          <table:table-cell office:value-type="float" office:value="19954">
            <text:p>19954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float" office:value="168">
            <text:p>168</text:p>
          </table:table-cell>
          <table:table-cell office:value-type="float" office:value="0.78">
            <text:p>0.78</text:p>
          </table:table-cell>
          <table:table-cell office:value-type="float" office:value="1375.78">
            <text:p>1375.7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269">
            <text:p>269</text:p>
          </table:table-cell>
          <table:table-cell office:value-type="float" office:value="0.51">
            <text:p>0.51</text:p>
          </table:table-cell>
          <table:table-cell office:value-type="float" office:value="1038.12">
            <text:p>1038.12</text:p>
          </table:table-cell>
          <table:table-cell office:value-type="float" office:value="20031">
            <text:p>20031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777">
            <text:p>777</text:p>
          </table:table-cell>
          <table:table-cell office:value-type="float" office:value="-2.38">
            <text:p>-2.38</text:p>
          </table:table-cell>
          <table:table-cell office:value-type="float" office:value="1467.45">
            <text:p>1467.4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777">
            <text:p>777</text:p>
          </table:table-cell>
          <table:table-cell office:value-type="float" office:value="-2.38">
            <text:p>-2.38</text:p>
          </table:table-cell>
          <table:table-cell office:value-type="float" office:value="1157.25">
            <text:p>1157.25</text:p>
          </table:table-cell>
          <table:table-cell office:value-type="float" office:value="19634">
            <text:p>19634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327">
            <text:p>327</text:p>
          </table:table-cell>
          <table:table-cell office:value-type="float" office:value="0.25">
            <text:p>0.25</text:p>
          </table:table-cell>
          <table:table-cell office:value-type="float" office:value="1067.51">
            <text:p>1067.5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float" office:value="388">
            <text:p>388</text:p>
          </table:table-cell>
          <table:table-cell office:value-type="float" office:value="0.23">
            <text:p>0.23</text:p>
          </table:table-cell>
          <table:table-cell office:value-type="float" office:value="777.96">
            <text:p>777.96</text:p>
          </table:table-cell>
          <table:table-cell office:value-type="float" office:value="19394">
            <text:p>19394</text:p>
          </table:table-cell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25">
            <text:p>725</text:p>
          </table:table-cell>
          <table:table-cell office:value-type="float" office:value="159">
            <text:p>159</text:p>
          </table:table-cell>
          <table:table-cell office:value-type="float" office:value="0.73">
            <text:p>0.73</text:p>
          </table:table-cell>
          <table:table-cell office:value-type="float" office:value="935.9">
            <text:p>935.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87">
            <text:p>787</text:p>
          </table:table-cell>
          <table:table-cell office:value-type="float" office:value="153">
            <text:p>153</text:p>
          </table:table-cell>
          <table:table-cell office:value-type="float" office:value="0.78">
            <text:p>0.78</text:p>
          </table:table-cell>
          <table:table-cell office:value-type="float" office:value="703.58">
            <text:p>703.58</text:p>
          </table:table-cell>
          <table:table-cell office:value-type="float" office:value="18775">
            <text:p>18775</text:p>
          </table:table-cell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33">
            <text:p>433</text:p>
          </table:table-cell>
          <table:table-cell office:value-type="float" office:value="440">
            <text:p>440</text:p>
          </table:table-cell>
          <table:table-cell office:value-type="float" office:value="0.52">
            <text:p>0.52</text:p>
          </table:table-cell>
          <table:table-cell office:value-type="float" office:value="1074.9">
            <text:p>1074.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452">
            <text:p>452</text:p>
          </table:table-cell>
          <table:table-cell office:value-type="float" office:value="0.56">
            <text:p>0.56</text:p>
          </table:table-cell>
          <table:table-cell office:value-type="float" office:value="741.06">
            <text:p>741.06</text:p>
          </table:table-cell>
          <table:table-cell office:value-type="float" office:value="18606">
            <text:p>18606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number-columns-repeated="1023"/>
        </table:table-row>
        <table:table-row table:style-name="ro1">
          <table:table-cell office:value-type="float" office:value="11">
            <text:p>11</text:p>
          </table:table-cell>
          <table:table-cell table:number-columns-repeated="1023"/>
        </table:table-row>
        <table:table-row table:style-name="ro1">
          <table:table-cell office:value-type="float" office:value="12">
            <text:p>12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31">
            <text:p>31</text:p>
          </table:table-cell>
          <table:table-cell table:number-columns-repeated="1023"/>
        </table:table-row>
        <table:table-row table:style-name="ro1">
          <table:table-cell/>
          <table:table-cell table:formula="of:=AVERAGE([.B1:.B24])" office:value-type="float" office:value="7.28571428571429">
            <text:p>7.29</text:p>
          </table:table-cell>
          <table:table-cell table:formula="of:=AVERAGE([.C1:.C24])" office:value-type="float" office:value="0">
            <text:p>0</text:p>
          </table:table-cell>
          <table:table-cell table:formula="of:=AVERAGE([.D1:.D24])" office:value-type="float" office:value="506.428571428571">
            <text:p>506.43</text:p>
          </table:table-cell>
          <table:table-cell table:formula="of:=AVERAGE([.E1:.E24])" office:value-type="float" office:value="366">
            <text:p>366</text:p>
          </table:table-cell>
          <table:table-cell table:formula="of:=AVERAGE([.F1:.F24])" office:value-type="float" office:value="0.0857142857142857">
            <text:p>0.09</text:p>
          </table:table-cell>
          <table:table-cell table:formula="of:=AVERAGE([.G1:.G24])" office:value-type="float" office:value="1213.45142857143">
            <text:p>1213.45</text:p>
          </table:table-cell>
          <table:table-cell table:formula="of:=AVERAGE([.H1:.H24])" office:value-type="float" office:value="7">
            <text:p>7</text:p>
          </table:table-cell>
          <table:table-cell table:formula="of:=AVERAGE([.I1:.I24])" office:value-type="float" office:value="0">
            <text:p>0</text:p>
          </table:table-cell>
          <table:table-cell table:formula="of:=AVERAGE([.J1:.J24])" office:value-type="float" office:value="538.285714285714">
            <text:p>538.29</text:p>
          </table:table-cell>
          <table:table-cell table:formula="of:=AVERAGE([.K1:.K24])" office:value-type="float" office:value="384.142857142857">
            <text:p>384.14</text:p>
          </table:table-cell>
          <table:table-cell table:formula="of:=AVERAGE([.L1:.L24])" office:value-type="float" office:value="0.0871428571428572">
            <text:p>0.09</text:p>
          </table:table-cell>
          <table:table-cell table:formula="of:=AVERAGE([.M1:.M24])" office:value-type="float" office:value="909.508571428571">
            <text:p>909.51</text:p>
          </table:table-cell>
          <table:table-cell table:formula="of:=AVERAGE([.N1:.N24])" office:value-type="float" office:value="19444.8571428571">
            <text:p>19444.86</text:p>
          </table:table-cell>
          <table:table-cell table:number-columns-repeated="1010"/>
        </table:table-row>
      </table:table>
      <table:table table:name="04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9">2010／03／09</text:date>, <text:time>20:2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0H58M16S</meta:editing-duration>
    <meta:editing-cycles>76</meta:editing-cycles>
    <meta:generator>OpenOffice.org/3.1$Unix OpenOffice.org_project/310m19$Build-9420</meta:generator>
    <dc:date>2010-03-09T20:21:18</dc:date>
    <dc:creator>CD-JamesHe </dc:creator>
    <meta:document-statistic meta:table-count="3" meta:cell-count="169" meta:object-count="0"/>
    <meta:user-defined meta:name="Info 1"/>
    <meta:user-defined meta:name="Info 2"/>
    <meta:user-defined meta:name="Info 3"/>
    <meta:user-defined meta:name="Info 4"/>
  </office:meta>
</office:document-meta>
</file>